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5cm" table:align="margins" style:writing-mode="lr-tb"/>
    </style:style>
    <style:style style:name="Tabla1.A" style:family="table-column">
      <style:table-column-properties style:column-width="4.101cm" style:rel-column-width="2325*"/>
    </style:style>
    <style:style style:name="Tabla1.B" style:family="table-column">
      <style:table-column-properties style:column-width="5.609cm" style:rel-column-width="3180*"/>
    </style:style>
    <style:style style:name="Tabla1.C" style:family="table-column">
      <style:table-column-properties style:column-width="5.29cm" style:rel-column-width="2999*"/>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text-indent="0cm" style:auto-text-indent="false"/>
      <style:text-properties fo:font-size="12pt" fo:font-weight="normal" officeooo:rsid="00161f32" officeooo:paragraph-rsid="00161f32" style:font-size-asian="12pt" style:font-weight-asian="normal" style:font-size-complex="12pt" style:font-weight-complex="normal"/>
    </style:style>
    <style:style style:name="P2" style:family="paragraph" style:parent-style-name="List_20_Paragraph">
      <style:paragraph-properties fo:margin-left="0cm" fo:margin-right="0cm" fo:text-indent="0cm" style:auto-text-indent="false"/>
      <style:text-properties fo:font-size="12pt" fo:font-weight="normal" officeooo:rsid="00161f32" officeooo:paragraph-rsid="001636f7"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officeooo:rsid="001a2a29" officeooo:paragraph-rsid="001a2a29"/>
    </style:style>
    <style:style style:name="P6" style:family="paragraph" style:parent-style-name="Standard">
      <style:text-properties officeooo:rsid="001a2a29" officeooo:paragraph-rsid="001b931d"/>
    </style:style>
    <style:style style:name="P7" style:family="paragraph" style:parent-style-name="Standard">
      <style:text-properties officeooo:rsid="001ba82b" officeooo:paragraph-rsid="001ba82b"/>
    </style:style>
    <style:style style:name="P8" style:family="paragraph" style:parent-style-name="Standard">
      <style:text-properties officeooo:rsid="001ba9db" officeooo:paragraph-rsid="001ba9db"/>
    </style:style>
    <style:style style:name="P9" style:family="paragraph" style:parent-style-name="Standard">
      <style:text-properties style:text-underline-style="solid" style:text-underline-width="auto" style:text-underline-color="font-color" officeooo:rsid="001ba9db" officeooo:paragraph-rsid="001ba9db"/>
    </style:style>
    <style:style style:name="P10" style:family="paragraph" style:parent-style-name="Standard">
      <style:text-properties style:text-underline-style="none" officeooo:rsid="001ba9db" officeooo:paragraph-rsid="001ba9db"/>
    </style:style>
    <style:style style:name="P11" style:family="paragraph" style:parent-style-name="List_20_Paragraph" style:list-style-name="WWNum1">
      <style:paragraph-properties fo:margin-left="0cm" fo:margin-right="0cm" fo:text-indent="0cm" style:auto-text-indent="false"/>
      <style:text-properties officeooo:rsid="00152852" officeooo:paragraph-rsid="00152852"/>
    </style:style>
    <style:style style:name="P12" style:family="paragraph" style:parent-style-name="List_20_Paragraph" style:list-style-name="WWNum1">
      <style:paragraph-properties fo:margin-left="0cm" fo:margin-right="0cm" fo:text-indent="0cm" style:auto-text-indent="false"/>
      <style:text-properties fo:font-size="12pt" officeooo:rsid="00152852" officeooo:paragraph-rsid="00152852" style:font-size-asian="12pt" style:font-size-complex="12pt"/>
    </style:style>
    <style:style style:name="P13" style:family="paragraph" style:parent-style-name="List_20_Paragraph" style:list-style-name="WWNum1">
      <style:paragraph-properties fo:margin-left="0cm" fo:margin-right="0cm" fo:text-indent="0cm" style:auto-text-indent="false"/>
      <style:text-properties fo:font-size="12pt" officeooo:rsid="00153382" officeooo:paragraph-rsid="00153382" style:font-size-asian="12pt" style:font-size-complex="12pt"/>
    </style:style>
    <style:style style:name="P14" style:family="paragraph" style:parent-style-name="List_20_Paragraph" style:list-style-name="WWNum2">
      <style:paragraph-properties fo:margin-left="0cm" fo:margin-right="0cm" fo:text-indent="0cm" style:auto-text-indent="false"/>
      <style:text-properties fo:font-size="12pt" fo:font-weight="normal" officeooo:rsid="00161f32" officeooo:paragraph-rsid="00161f32" style:font-size-asian="12pt" style:font-weight-asian="normal" style:font-size-complex="12pt" style:font-weight-complex="normal"/>
    </style:style>
    <style:style style:name="P15" style:family="paragraph" style:parent-style-name="Standard" style:master-page-name="Standard">
      <style:paragraph-properties fo:text-align="center" style:justify-single-word="false" style:page-number="auto"/>
    </style:style>
    <style:style style:name="P16" style:family="paragraph" style:parent-style-name="Standard">
      <style:text-properties fo:font-size="12pt" fo:font-weight="bold" style:font-size-asian="12pt" style:font-weight-asian="bold" style:font-size-complex="12pt" style:font-weight-complex="bold"/>
    </style:style>
    <style:style style:name="P17" style:family="paragraph" style:parent-style-name="Standard">
      <style:text-properties fo:font-size="12pt" fo:font-weight="bold" officeooo:rsid="001a0297" officeooo:paragraph-rsid="001a0297" style:font-size-asian="12pt" style:font-weight-asian="bold" style:font-size-complex="12pt" style:font-weight-complex="bold"/>
    </style:style>
    <style:style style:name="P18" style:family="paragraph" style:parent-style-name="Standard">
      <style:text-properties fo:font-size="12pt" fo:font-weight="normal" officeooo:rsid="001a0297" officeooo:paragraph-rsid="001a0297" style:font-size-asian="12pt" style:font-weight-asian="normal" style:font-size-complex="12pt" style:font-weight-complex="normal"/>
    </style:style>
    <style:style style:name="P19" style:family="paragraph" style:parent-style-name="Standard">
      <style:text-properties style:text-underline-style="none" fo:font-weight="normal" officeooo:rsid="001a0297" officeooo:paragraph-rsid="001ba9db" style:font-weight-asian="normal" style:font-weight-complex="normal"/>
    </style:style>
    <style:style style:name="P20" style:family="paragraph" style:parent-style-name="Standard">
      <style:text-properties style:text-underline-style="none" fo:font-weight="normal" officeooo:rsid="001dc0f8" officeooo:paragraph-rsid="001dc0f8" style:font-weight-asian="normal" style:font-weight-complex="normal"/>
    </style:style>
    <style:style style:name="P21" style:family="paragraph" style:parent-style-name="Standard">
      <style:text-properties style:text-underline-style="none" fo:font-weight="normal" officeooo:rsid="001dc0f8" officeooo:paragraph-rsid="001df16c" style:font-weight-asian="normal" style:font-weight-complex="normal"/>
    </style:style>
    <style:style style:name="P22" style:family="paragraph" style:parent-style-name="Standard">
      <style:text-properties style:text-underline-style="none" fo:font-weight="normal" officeooo:rsid="001df16c" officeooo:paragraph-rsid="001df16c" style:font-weight-asian="normal" style:font-weight-complex="normal"/>
    </style:style>
    <style:style style:name="P23" style:family="paragraph" style:parent-style-name="Standard">
      <style:text-properties style:text-underline-style="none" fo:font-weight="normal" officeooo:rsid="001f60af" officeooo:paragraph-rsid="001f60af" style:font-weight-asian="normal" style:font-weight-complex="normal"/>
    </style:style>
    <style:style style:name="P24" style:family="paragraph" style:parent-style-name="Standard">
      <style:text-properties style:text-underline-style="none" fo:font-weight="normal" officeooo:rsid="001fc485" officeooo:paragraph-rsid="0021a97a" style:font-weight-asian="normal" style:font-weight-complex="normal"/>
    </style:style>
    <style:style style:name="P25" style:family="paragraph" style:parent-style-name="Standard">
      <style:text-properties style:text-underline-style="none" fo:font-weight="normal" officeooo:rsid="0021a97a" officeooo:paragraph-rsid="0021a97a" style:font-weight-asian="normal" style:font-weight-complex="normal"/>
    </style:style>
    <style:style style:name="P26" style:family="paragraph" style:parent-style-name="Standard">
      <style:text-properties style:text-underline-style="none" fo:font-weight="normal" officeooo:rsid="0022dd66" officeooo:paragraph-rsid="0022dd66" style:font-weight-asian="normal" style:font-weight-complex="normal"/>
    </style:style>
    <style:style style:name="P27" style:family="paragraph" style:parent-style-name="Table_20_Contents">
      <style:text-properties officeooo:rsid="0022dd66" officeooo:paragraph-rsid="0022dd66"/>
    </style:style>
    <style:style style:name="P28" style:family="paragraph" style:parent-style-name="Table_20_Contents">
      <style:text-properties officeooo:paragraph-rsid="0022dd66"/>
    </style:style>
    <style:style style:name="P29" style:family="paragraph" style:parent-style-name="Table_20_Contents">
      <style:text-properties fo:font-weight="bold" officeooo:rsid="0022dd66" officeooo:paragraph-rsid="0022dd66" style:font-weight-asian="bold"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1333da" style:font-size-asian="14pt" style:font-weight-asian="bold" style:font-size-complex="14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officeooo:rsid="001ba9db"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2pt" officeooo:rsid="00153382" style:font-size-asian="12pt" style:font-size-complex="12pt"/>
    </style:style>
    <style:style style:name="T7" style:family="text">
      <style:text-properties fo:font-size="12pt" officeooo:rsid="001ba9db" style:font-size-asian="12pt" style:font-size-complex="12pt"/>
    </style:style>
    <style:style style:name="T8" style:family="text">
      <style:text-properties fo:font-size="12pt" officeooo:rsid="001df16c" style:font-size-asian="12pt" style:font-size-complex="12pt"/>
    </style:style>
    <style:style style:name="T9" style:family="text">
      <style:text-properties fo:font-size="12pt" officeooo:rsid="001f60af" style:font-size-asian="12pt" style:font-size-complex="12pt"/>
    </style:style>
    <style:style style:name="T10" style:family="text">
      <style:text-properties fo:font-size="12pt" officeooo:rsid="001fc485" style:font-size-asian="12pt" style:font-size-complex="12pt"/>
    </style:style>
    <style:style style:name="T11" style:family="text">
      <style:text-properties fo:font-size="12pt" officeooo:rsid="0021a97a" style:font-size-asian="12pt" style:font-size-complex="12pt"/>
    </style:style>
    <style:style style:name="T12" style:family="text">
      <style:text-properties fo:font-size="12pt" style:text-underline-style="solid" style:text-underline-width="auto" style:text-underline-color="font-color" style:font-size-asian="12pt" style:font-size-complex="12pt"/>
    </style:style>
    <style:style style:name="T13" style:family="text">
      <style:text-properties fo:font-size="12pt" style:text-underline-style="solid" style:text-underline-width="auto" style:text-underline-color="font-color" officeooo:rsid="001f60af" style:font-size-asian="12pt" style:font-size-complex="12pt"/>
    </style:style>
    <style:style style:name="T14" style:family="text">
      <style:text-properties officeooo:rsid="001636f7"/>
    </style:style>
    <style:style style:name="T15" style:family="text">
      <style:text-properties officeooo:rsid="0017a47c"/>
    </style:style>
    <style:style style:name="T16" style:family="text">
      <style:text-properties officeooo:rsid="0018862b"/>
    </style:style>
    <style:style style:name="T17" style:family="text">
      <style:text-properties officeooo:rsid="001a2a29"/>
    </style:style>
    <style:style style:name="T18" style:family="text">
      <style:text-properties officeooo:rsid="001b931d"/>
    </style:style>
    <style:style style:name="T19" style:family="text">
      <style:text-properties officeooo:rsid="0022dd66"/>
    </style:style>
    <style:style style:name="T20" style:family="text">
      <style:text-properties officeooo:rsid="00245227"/>
    </style:style>
    <style:style style:name="T21" style:family="text">
      <style:text-properties fo:font-weight="bold" style:font-weight-asian="bold" style:font-weight-complex="bold"/>
    </style:style>
    <style:style style:name="T22" style:family="text">
      <style:text-properties fo:font-weight="bold" officeooo:rsid="00245227"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Tarea para FOL0</text:span><text:span text:style-name="T2">3</text:span></text:p>
      <text:p text:style-name="P3"/>
      <text:p text:style-name="P4">Actividad 1</text:p>
      <text:list xml:id="list1032136057" text:style-name="WWNum1">
        <text:list-header>
          <text:p text:style-name="P12">a. No existe relacion laboral. Enrique está ayudando a su amigo sin recibir un salario.</text:p>
          <text:p text:style-name="P12">b. No existe relacion laboral al tratarse de prácticas pertenecientes a un módulo de formación profesional.</text:p>
          <text:p text:style-name="P11"><text:span text:style-name="T5">c. </text:span><text:span text:style-name="T6">En este caso no existe relacion laboral altratarse David de un trabajador autonomo.</text:span></text:p>
          <text:p text:style-name="P13">d. Si que existe relacion laboras al trabajar Alex para una empresa.</text:p>
          <text:p text:style-name="P13">e. No existe relacion laboral por no ser un trabajo remunerado.</text:p>
        </text:list-header>
      </text:list>
      <text:p text:style-name="P4"/>
      <text:p text:style-name="P4">Actividad 2</text:p>
      <text:list xml:id="list2148908854" text:style-name="WWNum2">
        <text:list-header>
          <text:p text:style-name="P14">a. Teniendo en cuenta que el salario minimo interprofesional indicado (950€) y salario según el Convenio Colectivo (1250€) sean impoertes brutos, Juan Carlos deberá cobrar los 1300€ mensuales por ser un importe superior al indicado en el Convenio Colectivo.</text:p>
        </text:list-header>
      </text:list>
      <text:p text:style-name="P1"/>
      <text:p text:style-name="P2">b. <text:span text:style-name="T15">El nuevo encargado puede realizar la modificacion del tiempo de descanso a 15 minutos por causas productivas, siempre que lo notifique a los trabajadores con 30 días de antelacion y siempre que se respete el descanso minimo de 15 minutos en las jornadas continuas de más de 6 horas.</text:span></text:p>
      <text:p text:style-name="P2"/>
      <text:p text:style-name="P2"><text:span text:style-name="T14">c. </text:span><text:span text:style-name="T16">Creo que el juez resolvería a 30 días naturales, ya que es lo que indica el Estatuto de los trabajadores.</text:span></text:p>
      <text:p text:style-name="P2"/>
      <text:p text:style-name="P2"><text:span text:style-name="T14">d. Irene deberia disfrutar de 15 días. </text:span><text:span text:style-name="T15">Si en el convenio se marcan 10 días, se está contradiciendo al Real Decreto que marca 15 días. </text:span><text:span text:style-name="T16">Siempre se aplica la norma que beneficie al trabajador.</text:span></text:p>
      <text:p text:style-name="P4"/>
      <text:p text:style-name="P4">Actividad 3</text:p>
      <text:p text:style-name="P18">a. La sancion no es correcta. Para poder aplicarla para una falta leve, tendría que haber faltado tres veces en un mes, no dos como en este caso.</text:p>
      <text:p text:style-name="P18">b. En este caso estamos hablando de una falta grave. Para este tipo de falta no está contemplado el despido en el convenio. </text:p>
      <text:p text:style-name="P18">c. No se contempla en el convenio la posibilidad de sancionar con una cantidad de dinero determinada.-</text:p>
      <text:p text:style-name="P18">d. La sancion es correcta. En este caso es una falta muy grave y el convenio determina la perdida temporal o definitiva de la categoria profesional.</text:p>
      <text:p text:style-name="P18"/>
      <text:p text:style-name="P18"><text:soft-page-break/></text:p>
      <text:p text:style-name="P17">Actividad 4</text:p>
      <text:p text:style-name="P5">Calculamos la parte preoporcional de las pagas extra:</text:p>
      <text:p text:style-name="P5">1350 x 2 / 12 = 225</text:p>
      <text:p text:style-name="P5">Base de cotizacion <text:span text:style-name="T18">por contingencias comunes</text:span>:</text:p>
      <text:p text:style-name="P5">Base = Salario base + Plus voluntario + Parte prop. Extra</text:p>
      <text:p text:style-name="P5">Base = 1350 + 250 <text:s/>+ 225 = <text:span text:style-name="T18">1825</text:span>€</text:p>
      <text:p text:style-name="P5"/>
      <text:p text:style-name="P6">Base de cotizacion <text:span text:style-name="T18">por contingencias profesionales</text:span>:</text:p>
      <text:p text:style-name="P6">Base = Salario base + Plus voluntario + Horas extra + Parte prop. Extra</text:p>
      <text:p text:style-name="P6">Base = 1350 + 250 + 178 + 225 = 2003€</text:p>
      <text:p text:style-name="P5"/>
      <text:p text:style-name="P7">El total devengado será 2003€</text:p>
      <text:p text:style-name="P7"/>
      <text:p text:style-name="P7">Para las deducciones tenemos:</text:p>
      <text:p text:style-name="P7">- Contingencias Comunes 4,7% = 1825 x 4,7 / 100 = 85,78€</text:p>
      <text:p text:style-name="P7">- Desempleo 1,6% = 2003 x 1,6 / 100 = 32,05€</text:p>
      <text:p text:style-name="P7">- Formacion profesional 0,1% = 2003 x 0,1 / 100 = 2€</text:p>
      <text:p text:style-name="P7">- Horas extra no estructurales 4,7% = 178 x 4,7 / 100 = <text:s/>8,37€</text:p>
      <text:p text:style-name="P7">- IRPF 8% = 2003 x 8 / 100 = 160,64€</text:p>
      <text:p text:style-name="P7">Total a deducir = 288,84€</text:p>
      <text:p text:style-name="P5"/>
      <text:p text:style-name="P8">Total a percibir = Total devengado - P<text:span text:style-name="T17">arte prop. Extra – </text:span>Total a deducir</text:p>
      <text:p text:style-name="P9">Total a percibir = 2003 – 225 – 288,84 = 1489,16€</text:p>
      <text:p text:style-name="P10"/>
      <text:p text:style-name="P19"><text:span text:style-name="T3">Actividad </text:span><text:span text:style-name="T4">5</text:span></text:p>
      <text:p text:style-name="P20"><text:span text:style-name="T7">E</text:span><text:span text:style-name="T5">n caso de que el juez determine que el despido es procedente, la trabajadora solo tendrá derecho al pago del salario del mes de Marzo </text:span><text:span text:style-name="T8">más la parte proporcional de la paga extra</text:span><text:span text:style-name="T5">, que en este caso </text:span><text:span text:style-name="T8">suponiendo un IRPF del 8% </text:span><text:span text:style-name="T5">sería:</text:span></text:p>
      <text:p text:style-name="P20"><text:span text:style-name="T5">Devengado = 1345+275+200+(</text:span><text:span text:style-name="T8">(</text:span><text:span text:style-name="T5">31</text:span><text:span text:style-name="T8">+28+31)</text:span><text:span text:style-name="T5"> x 1545 x 2 / 365) = 2</text:span><text:span text:style-name="T8">141,44</text:span><text:span text:style-name="T5">€</text:span></text:p>
      <text:p text:style-name="P21"><text:span text:style-name="T5">Deducciones = </text:span><text:span text:style-name="T8">(</text:span><text:span text:style-name="T5">2</text:span><text:span text:style-name="T8">141</text:span><text:span text:style-name="T5">,4</text:span><text:span text:style-name="T8">4</text:span><text:span text:style-name="T5"> x </text:span><text:span text:style-name="T8">4,7%)+</text:span><text:span text:style-name="T5"> </text:span><text:span text:style-name="T8">(</text:span><text:span text:style-name="T5">2</text:span><text:span text:style-name="T8">141</text:span><text:span text:style-name="T5">,4</text:span><text:span text:style-name="T8">4</text:span><text:span text:style-name="T5"> <text:s/>x </text:span><text:span text:style-name="T8">1,6%)+(</text:span><text:span text:style-name="T5">2</text:span><text:span text:style-name="T8">141</text:span><text:span text:style-name="T5">,4</text:span><text:span text:style-name="T8">4</text:span><text:span text:style-name="T5"> <text:s/>x </text:span><text:span text:style-name="T8">0,1%)+(</text:span><text:span text:style-name="T5">2</text:span><text:span text:style-name="T8">141</text:span><text:span text:style-name="T5">,4</text:span><text:span text:style-name="T8">4</text:span><text:span text:style-name="T5"> <text:s/>x </text:span><text:span text:style-name="T8">8%) = 308,37</text:span></text:p>
      <text:p text:style-name="P22"><text:soft-page-break/><text:span text:style-name="T5">El total del importe a recibir en este caso seria de 2141,44 – 308,37 = </text:span><text:span text:style-name="T13">1833,07€</text:span></text:p>
      <text:p text:style-name="P22"><text:span text:style-name="T9"/></text:p>
      <text:p text:style-name="P23"><text:span text:style-name="T5">En el caso de que el juez estimase que el despido es improcedente, además de la cantidad antes señalada, tendriamos que añadir los salarios de tramitacion hasta el 28 de abril más la indemnizacion de 45 dias por año trabajado en caso de que el empresario no readmitiese a la trabajadora.</text:span></text:p>
      <text:p text:style-name="P23"><text:span text:style-name="T5">Calculamos los salarios de t</text:span><text:span text:style-name="T10">r</text:span><text:span text:style-name="T5">amitacion para 28 días:</text:span></text:p>
      <text:p text:style-name="P23"><text:span text:style-name="T10">Devengo = </text:span><text:span text:style-name="T5">((1345+275+200) x 28 / 31) + (28 x 1545 x 2 / 365) </text:span><text:span text:style-name="T10">= 1880,91€</text:span></text:p>
      <text:p text:style-name="P24"><text:span text:style-name="T10">D</text:span><text:span text:style-name="T5">educcion = (1880,91 x 4,7%) + (1880,91 x </text:span><text:span text:style-name="T11">1,6</text:span><text:span text:style-name="T5">%) </text:span><text:span text:style-name="T11">+ </text:span><text:span text:style-name="T5">(1880,91 x </text:span><text:span text:style-name="T11">0,1</text:span><text:span text:style-name="T5">%) </text:span><text:span text:style-name="T11">+ </text:span><text:span text:style-name="T5">(1880,91 x </text:span><text:span text:style-name="T11">8</text:span><text:span text:style-name="T5">%) </text:span><text:span text:style-name="T11">= 270,84</text:span></text:p>
      <text:p text:style-name="P25"><text:span text:style-name="T5">Total salario tramitacion = 1880,91 – 270,84 = </text:span><text:span text:style-name="T12">1610,06€</text:span></text:p>
      <text:p text:style-name="P25"><text:span text:style-name="T5">Calculamos la indemnizacion de 45 días por año trabajado:</text:span></text:p>
      <text:p text:style-name="P25"><text:span text:style-name="T5">Salario diario = ((1345 + 275 + 200) / 30) + (1545 x 2 / 365) = 60,67 + 8,47 = 69,13€</text:span></text:p>
      <text:p text:style-name="P26"><text:span text:style-name="T5">importe por año = 69,13 x 45 = 3110,85€</text:span></text:p>
      <text:p text:style-name="P26"><text:span text:style-name="T5">Parte proporcional del 2020 (hasta el 31 de Marzo) = 3110,85 / 12 x 3 = 777,71€</text:span></text:p>
      <text:p text:style-name="P26"><text:span text:style-name="T5">El importe total será de 777,71 + 3110,85 x 5 = </text:span><text:span text:style-name="T12">16331,96€</text:span></text:p>
      <text:p text:style-name="P26"><text:span text:style-name="T5">En esta tabla podemos ver los importes que se abonarian en cada caso:</text:span></text:p>
      <table:table table:name="Tabla1" table:style-name="Tabla1">
        <table:table-column table:style-name="Tabla1.A"/>
        <table:table-column table:style-name="Tabla1.B"/>
        <table:table-column table:style-name="Tabla1.C"/>
        <table:table-row table:style-name="TableLine93871068698928">
          <table:table-cell table:style-name="Tabla1.A1" office:value-type="string">
            <text:p text:style-name="P29">Caso</text:p>
          </table:table-cell>
          <table:table-cell table:style-name="Tabla1.A1" office:value-type="string">
            <text:p text:style-name="P29">Concepto</text:p>
          </table:table-cell>
          <table:table-cell table:style-name="Tabla1.C1" office:value-type="string">
            <text:p text:style-name="P29">Importe</text:p>
          </table:table-cell>
        </table:table-row>
        <table:table-row table:style-name="TableLine93871068698928">
          <table:table-cell table:style-name="Tabla1.A2" office:value-type="string">
            <text:p text:style-name="P27">Despido procedente</text:p>
          </table:table-cell>
          <table:table-cell table:style-name="Tabla1.A2" office:value-type="string">
            <text:p text:style-name="P27">Salario de Marzo + parte proporcional de la paga extra</text:p>
          </table:table-cell>
          <table:table-cell table:style-name="Tabla1.C2" office:value-type="string">
            <text:p text:style-name="P29">1833,07€</text:p>
          </table:table-cell>
        </table:table-row>
        <table:table-row table:style-name="TableLine93871068698928">
          <table:table-cell table:style-name="Tabla1.A2" office:value-type="string">
            <text:p text:style-name="P27">Despido improcedente con readmision</text:p>
          </table:table-cell>
          <table:table-cell table:style-name="Tabla1.A2" office:value-type="string">
            <text:p text:style-name="P27">Salario de Marzo + salario de tramitacion (Paga extra incluida en ambos casos)</text:p>
          </table:table-cell>
          <table:table-cell table:style-name="Tabla1.C2" office:value-type="string">
            <text:p text:style-name="P27">1833,07 + 1610,06 = <text:span text:style-name="T22">3443,13€</text:span></text:p>
          </table:table-cell>
        </table:table-row>
        <table:table-row table:style-name="TableLine93871068698928">
          <table:table-cell table:style-name="Tabla1.A2" office:value-type="string">
            <text:p text:style-name="P28"><text:span text:style-name="T19">Despido improcedente sin readmision</text:span></text:p>
          </table:table-cell>
          <table:table-cell table:style-name="Tabla1.A2" office:value-type="string">
            <text:p text:style-name="P27">Salario de Marzo + Salario de tramitacion + Indemnizacion</text:p>
          </table:table-cell>
          <table:table-cell table:style-name="Tabla1.C2" office:value-type="string">
            <text:p text:style-name="P27">1833,07 + 1610,06 + 16331,96 = <text:s/><text:span text:style-name="T22">19775,09€</text:span><text:span text:style-name="T21"> </text:span></text:p>
          </table:table-cell>
        </table:table-row>
      </table:table>
      <text:p text:style-name="P26"><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4P0" style:volatile="true">
      <number:number number:decimal-places="2" number: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4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rancisco</meta:initial-creator>
    <meta:editing-cycles>11</meta:editing-cycles>
    <meta:creation-date>2020-11-04T08:48:00</meta:creation-date>
    <dc:date>2020-12-07T19:17:32.897185496</dc:date>
    <meta:editing-duration>PT4H34M52S</meta:editing-duration>
    <meta:generator>LibreOffice/7.0.3.1$Linux_X86_64 LibreOffice_project/00$Build-1</meta:generator>
    <meta:document-statistic meta:table-count="1" meta:image-count="0" meta:object-count="0" meta:page-count="3" meta:paragraph-count="64" meta:word-count="813" meta:character-count="4441" meta:non-whitespace-character-count="36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